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067fd" officeooo:paragraph-rsid="001067f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c7d35"/>
    </style:style>
    <style:style style:name="P3" style:family="paragraph" style:parent-style-name="Text_20_body">
      <style:paragraph-properties fo:margin-top="0cm" fo:margin-bottom="0cm" style:contextual-spacing="false"/>
      <style:text-properties fo:font-size="8pt" fo:font-weight="bold" officeooo:paragraph-rsid="000c7d35" style:font-size-asian="8pt" style:font-weight-asian="bold" style:font-size-complex="8pt" style:font-weight-complex="bold"/>
    </style:style>
    <style:style style:name="P4" style:family="paragraph" style:parent-style-name="Heading_20_1" style:list-style-name=""/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10pt" officeooo:rsid="000ee7de" officeooo:paragraph-rsid="000ee7de" style:font-size-asian="10pt" style:font-size-complex="10pt"/>
    </style:style>
    <style:style style:name="P6" style:family="paragraph" style:parent-style-name="Text_20_body">
      <style:text-properties officeooo:rsid="000fc9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ersonenliste</text:h>
      <text:p text:style-name="Text_20_body"/>
      <text:p text:style-name="P6"/>
      <text:p text:style-name="P3">Name: Alice</text:p>
      <text:p text:style-name="P2">Alter: 30</text:p>
      <text:list text:style-name="L1">
        <text:list-item>
          <text:p text:style-name="P5">Test</text:p>
        </text:list-item>
        <text:list-item>
          <text:p text:style-name="P5">Test</text:p>
        </text:list-item>
      </text:list>
      <text:p text:style-name="P2"/>
      <text:p text:style-name="P3">Name: Bob</text:p>
      <text:p text:style-name="P2">Alter: 25</text:p>
      <text:list text:style-name="L1">
        <text:list-item>
          <text:p text:style-name="P5">Test</text:p>
        </text:list-item>
        <text:list-item>
          <text:p text:style-name="P5">Test</text:p>
        </text:list-item>
      </text:list>
      <text:p text:style-name="P2"/>
      <text:p text:style-name="P3">Name: Charlie</text:p>
      <text:p text:style-name="P2">Alter: 35</text:p>
      <text:list text:style-name="L1">
        <text:list-item>
          <text:p text:style-name="P5">Test</text:p>
        </text:list-item>
        <text:list-item>
          <text:p text:style-name="P5">Test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P1" style:family="paragraph" style:parent-style-name="Header">
      <style:text-properties officeooo:rsid="001067fd" officeooo:paragraph-rsid="001067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foto" text:anchor-type="page" svg:width="6cm" svg:height="6cm" draw:z-index="0"><style:wrap style:wrap="parallel"/><draw:image xlink:href="Pictures/Logo.png" xlink:type="simple" xlink:show="embed" xlink:actuate="onLoad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8:28:18.737223741</meta:creation-date>
    <dc:date>2025-04-10T18:00:04.774316761</dc:date>
    <meta:editing-duration>PT3H56M2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2" meta:character-count="88" meta:non-whitespace-character-count="86"/>
  </office:meta>
</office:document-meta>
</file>